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5-05-15 19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23104" calcext:value-type="float">
            <text:p>43.1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5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20056" calcext:value-type="float">
            <text:p>43.1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5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23104" calcext:value-type="float">
            <text:p>43.1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5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20056" calcext:value-type="float">
            <text:p>43.1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5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23104" calcext:value-type="float">
            <text:p>43.1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23104" calcext:value-type="float">
            <text:p>43.1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5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23104" calcext:value-type="float">
            <text:p>43.1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5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20056" calcext:value-type="float">
            <text:p>43.1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5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20056" calcext:value-type="float">
            <text:p>43.1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5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20056" calcext:value-type="float">
            <text:p>43.1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20056" calcext:value-type="float">
            <text:p>43.1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5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20056" calcext:value-type="float">
            <text:p>43.1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5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20056" calcext:value-type="float">
            <text:p>43.1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5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20056" calcext:value-type="float">
            <text:p>43.1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20056" calcext:value-type="float">
            <text:p>43.1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20056" calcext:value-type="float">
            <text:p>43.1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5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20056" calcext:value-type="float">
            <text:p>43.1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5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20056" calcext:value-type="float">
            <text:p>43.1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5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20056" calcext:value-type="float">
            <text:p>43.1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5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20056" calcext:value-type="float">
            <text:p>43.1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20056" calcext:value-type="float">
            <text:p>43.1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5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20056" calcext:value-type="float">
            <text:p>43.1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5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20056" calcext:value-type="float">
            <text:p>43.1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5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20056" calcext:value-type="float">
            <text:p>43.1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20056" calcext:value-type="float">
            <text:p>43.1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20056" calcext:value-type="float">
            <text:p>43.1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5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20056" calcext:value-type="float">
            <text:p>43.1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5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17008" calcext:value-type="float">
            <text:p>43.1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17008" calcext:value-type="float">
            <text:p>43.1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20056" calcext:value-type="float">
            <text:p>43.1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20056" calcext:value-type="float">
            <text:p>43.1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17008" calcext:value-type="float">
            <text:p>43.1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17008" calcext:value-type="float">
            <text:p>43.1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5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17008" calcext:value-type="float">
            <text:p>43.1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17008" calcext:value-type="float">
            <text:p>43.1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17008" calcext:value-type="float">
            <text:p>43.1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17008" calcext:value-type="float">
            <text:p>43.1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17008" calcext:value-type="float">
            <text:p>43.1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17008" calcext:value-type="float">
            <text:p>43.1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5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17008" calcext:value-type="float">
            <text:p>43.1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1396" calcext:value-type="float">
            <text:p>43.1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5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1396" calcext:value-type="float">
            <text:p>43.1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1396" calcext:value-type="float">
            <text:p>43.1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1396" calcext:value-type="float">
            <text:p>43.1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1396" calcext:value-type="float">
            <text:p>43.1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1396" calcext:value-type="float">
            <text:p>43.1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17008" calcext:value-type="float">
            <text:p>43.1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5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17008" calcext:value-type="float">
            <text:p>43.1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17008" calcext:value-type="float">
            <text:p>43.1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17008" calcext:value-type="float">
            <text:p>43.1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17008" calcext:value-type="float">
            <text:p>43.1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17008" calcext:value-type="float">
            <text:p>43.1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17008" calcext:value-type="float">
            <text:p>43.1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17008" calcext:value-type="float">
            <text:p>43.1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5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17008" calcext:value-type="float">
            <text:p>43.1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17008" calcext:value-type="float">
            <text:p>43.1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17008" calcext:value-type="float">
            <text:p>43.1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17008" calcext:value-type="float">
            <text:p>43.1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17008" calcext:value-type="float">
            <text:p>43.1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17008" calcext:value-type="float">
            <text:p>43.1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5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17008" calcext:value-type="float">
            <text:p>43.1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17008" calcext:value-type="float">
            <text:p>43.1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5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17008" calcext:value-type="float">
            <text:p>43.1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17008" calcext:value-type="float">
            <text:p>43.1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17008" calcext:value-type="float">
            <text:p>43.1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17008" calcext:value-type="float">
            <text:p>43.1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17008" calcext:value-type="float">
            <text:p>43.1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5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17008" calcext:value-type="float">
            <text:p>43.1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5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17008" calcext:value-type="float">
            <text:p>43.1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5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17008" calcext:value-type="float">
            <text:p>43.1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5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17008" calcext:value-type="float">
            <text:p>43.1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5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20056" calcext:value-type="float">
            <text:p>43.1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5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17008" calcext:value-type="float">
            <text:p>43.1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5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17008" calcext:value-type="float">
            <text:p>43.1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5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20056" calcext:value-type="float">
            <text:p>43.1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5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20056" calcext:value-type="float">
            <text:p>43.1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5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20056" calcext:value-type="float">
            <text:p>43.1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5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20056" calcext:value-type="float">
            <text:p>43.1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5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20056" calcext:value-type="float">
            <text:p>43.1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5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20056" calcext:value-type="float">
            <text:p>43.1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5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20056" calcext:value-type="float">
            <text:p>43.1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5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20056" calcext:value-type="float">
            <text:p>43.1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5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20056" calcext:value-type="float">
            <text:p>43.1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5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20056" calcext:value-type="float">
            <text:p>43.1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5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20056" calcext:value-type="float">
            <text:p>43.1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5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20056" calcext:value-type="float">
            <text:p>43.1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5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20056" calcext:value-type="float">
            <text:p>43.1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5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20056" calcext:value-type="float">
            <text:p>43.1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5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20056" calcext:value-type="float">
            <text:p>43.1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20056" calcext:value-type="float">
            <text:p>43.1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5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20056" calcext:value-type="float">
            <text:p>43.1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5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20056" calcext:value-type="float">
            <text:p>43.1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5-02-12 20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35296" calcext:value-type="float">
            <text:p>43.1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5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20056" calcext:value-type="float">
            <text:p>43.1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5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20056" calcext:value-type="float">
            <text:p>43.1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20056" calcext:value-type="float">
            <text:p>43.1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5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20056" calcext:value-type="float">
            <text:p>43.1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5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20056" calcext:value-type="float">
            <text:p>43.1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5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23104" calcext:value-type="float">
            <text:p>43.1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5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23104" calcext:value-type="float">
            <text:p>43.1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23104" calcext:value-type="float">
            <text:p>43.1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5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23104" calcext:value-type="float">
            <text:p>43.1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5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23104" calcext:value-type="float">
            <text:p>43.1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5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23104" calcext:value-type="float">
            <text:p>43.1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5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23104" calcext:value-type="float">
            <text:p>43.1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5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23104" calcext:value-type="float">
            <text:p>43.1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23104" calcext:value-type="float">
            <text:p>43.1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5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26152" calcext:value-type="float">
            <text:p>43.1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5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26152" calcext:value-type="float">
            <text:p>43.1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5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26152" calcext:value-type="float">
            <text:p>43.1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5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26152" calcext:value-type="float">
            <text:p>43.1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26152" calcext:value-type="float">
            <text:p>43.1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5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26152" calcext:value-type="float">
            <text:p>43.1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5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26152" calcext:value-type="float">
            <text:p>43.1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5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26152" calcext:value-type="float">
            <text:p>43.1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5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26152" calcext:value-type="float">
            <text:p>43.1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26152" calcext:value-type="float">
            <text:p>43.1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5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26152" calcext:value-type="float">
            <text:p>43.1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5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23104" calcext:value-type="float">
            <text:p>43.1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5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23104" calcext:value-type="float">
            <text:p>43.1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26152" calcext:value-type="float">
            <text:p>43.1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26152" calcext:value-type="float">
            <text:p>43.1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5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26152" calcext:value-type="float">
            <text:p>43.1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26152" calcext:value-type="float">
            <text:p>43.1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5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26152" calcext:value-type="float">
            <text:p>43.1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5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23104" calcext:value-type="float">
            <text:p>43.1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26152" calcext:value-type="float">
            <text:p>43.1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26152" calcext:value-type="float">
            <text:p>43.1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26152" calcext:value-type="float">
            <text:p>43.1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26152" calcext:value-type="float">
            <text:p>43.1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26152" calcext:value-type="float">
            <text:p>43.1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23104" calcext:value-type="float">
            <text:p>43.1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5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23104" calcext:value-type="float">
            <text:p>43.1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5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26152" calcext:value-type="float">
            <text:p>43.1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5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26152" calcext:value-type="float">
            <text:p>43.1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5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26152" calcext:value-type="float">
            <text:p>43.1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4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26152" calcext:value-type="float">
            <text:p>43.1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4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26152" calcext:value-type="float">
            <text:p>43.1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4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26152" calcext:value-type="float">
            <text:p>43.1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4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26152" calcext:value-type="float">
            <text:p>43.1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4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26152" calcext:value-type="float">
            <text:p>43.1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4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26152" calcext:value-type="float">
            <text:p>43.1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4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26152" calcext:value-type="float">
            <text:p>43.1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4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292" calcext:value-type="float">
            <text:p>43.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4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292" calcext:value-type="float">
            <text:p>43.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4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292" calcext:value-type="float">
            <text:p>43.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4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292" calcext:value-type="float">
            <text:p>43.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4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292" calcext:value-type="float">
            <text:p>43.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4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292" calcext:value-type="float">
            <text:p>43.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4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292" calcext:value-type="float">
            <text:p>43.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4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26152" calcext:value-type="float">
            <text:p>43.1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4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26152" calcext:value-type="float">
            <text:p>43.1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26152" calcext:value-type="float">
            <text:p>43.1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4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26152" calcext:value-type="float">
            <text:p>43.1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4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26152" calcext:value-type="float">
            <text:p>43.1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4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26152" calcext:value-type="float">
            <text:p>43.1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4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26152" calcext:value-type="float">
            <text:p>43.1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26152" calcext:value-type="float">
            <text:p>43.1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4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26152" calcext:value-type="float">
            <text:p>43.1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4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26152" calcext:value-type="float">
            <text:p>43.1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4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26152" calcext:value-type="float">
            <text:p>43.1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4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26152" calcext:value-type="float">
            <text:p>43.1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4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26152" calcext:value-type="float">
            <text:p>43.1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4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26152" calcext:value-type="float">
            <text:p>43.1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4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23104" calcext:value-type="float">
            <text:p>43.1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4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23104" calcext:value-type="float">
            <text:p>43.1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4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23104" calcext:value-type="float">
            <text:p>43.1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4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23104" calcext:value-type="float">
            <text:p>43.1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4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23104" calcext:value-type="float">
            <text:p>43.1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4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20056" calcext:value-type="float">
            <text:p>43.1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4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20056" calcext:value-type="float">
            <text:p>43.1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4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20056" calcext:value-type="float">
            <text:p>43.1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4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20056" calcext:value-type="float">
            <text:p>43.1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4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17008" calcext:value-type="float">
            <text:p>43.1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4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17008" calcext:value-type="float">
            <text:p>43.1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4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17008" calcext:value-type="float">
            <text:p>43.1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4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17008" calcext:value-type="float">
            <text:p>43.1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4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17008" calcext:value-type="float">
            <text:p>43.1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4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1396" calcext:value-type="float">
            <text:p>43.1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4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1396" calcext:value-type="float">
            <text:p>43.1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4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1396" calcext:value-type="float">
            <text:p>43.1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4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1396" calcext:value-type="float">
            <text:p>43.1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4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1396" calcext:value-type="float">
            <text:p>43.1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4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1396" calcext:value-type="float">
            <text:p>43.1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4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1396" calcext:value-type="float">
            <text:p>43.1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4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1396" calcext:value-type="float">
            <text:p>43.1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4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1396" calcext:value-type="float">
            <text:p>43.1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4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1396" calcext:value-type="float">
            <text:p>43.1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4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1396" calcext:value-type="float">
            <text:p>43.1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4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1396" calcext:value-type="float">
            <text:p>43.1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4-11-07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92624" calcext:value-type="float">
            <text:p>43.0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8348" calcext:value-type="float">
            <text:p>43.0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4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86528" calcext:value-type="float">
            <text:p>43.0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4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86528" calcext:value-type="float">
            <text:p>43.0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4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86528" calcext:value-type="float">
            <text:p>43.0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4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86528" calcext:value-type="float">
            <text:p>43.0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86528" calcext:value-type="float">
            <text:p>43.0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4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8348" calcext:value-type="float">
            <text:p>43.0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4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8348" calcext:value-type="float">
            <text:p>43.0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4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8348" calcext:value-type="float">
            <text:p>43.0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8348" calcext:value-type="float">
            <text:p>43.0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8348" calcext:value-type="float">
            <text:p>43.0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8348" calcext:value-type="float">
            <text:p>43.0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4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8348" calcext:value-type="float">
            <text:p>43.0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4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80432" calcext:value-type="float">
            <text:p>43.0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4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80432" calcext:value-type="float">
            <text:p>43.0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80432" calcext:value-type="float">
            <text:p>43.0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4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80432" calcext:value-type="float">
            <text:p>43.0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4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80432" calcext:value-type="float">
            <text:p>43.0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4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80432" calcext:value-type="float">
            <text:p>43.0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4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80432" calcext:value-type="float">
            <text:p>43.0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80432" calcext:value-type="float">
            <text:p>43.0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4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80432" calcext:value-type="float">
            <text:p>43.0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4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77384" calcext:value-type="float">
            <text:p>43.0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4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77384" calcext:value-type="float">
            <text:p>43.0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77384" calcext:value-type="float">
            <text:p>43.0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77384" calcext:value-type="float">
            <text:p>43.0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4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77384" calcext:value-type="float">
            <text:p>43.0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4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77384" calcext:value-type="float">
            <text:p>43.0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4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74336" calcext:value-type="float">
            <text:p>43.0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4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74336" calcext:value-type="float">
            <text:p>43.0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74336" calcext:value-type="float">
            <text:p>43.0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4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71288" calcext:value-type="float">
            <text:p>43.0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4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71288" calcext:value-type="float">
            <text:p>43.0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4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71288" calcext:value-type="float">
            <text:p>43.0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74336" calcext:value-type="float">
            <text:p>43.0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4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74336" calcext:value-type="float">
            <text:p>43.0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4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71288" calcext:value-type="float">
            <text:p>43.0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4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71288" calcext:value-type="float">
            <text:p>43.0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4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71288" calcext:value-type="float">
            <text:p>43.0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71288" calcext:value-type="float">
            <text:p>43.0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4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71288" calcext:value-type="float">
            <text:p>43.0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4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71288" calcext:value-type="float">
            <text:p>43.0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4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71288" calcext:value-type="float">
            <text:p>43.0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4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71288" calcext:value-type="float">
            <text:p>43.0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4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6824" calcext:value-type="float">
            <text:p>43.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6824" calcext:value-type="float">
            <text:p>43.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4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6824" calcext:value-type="float">
            <text:p>43.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4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6824" calcext:value-type="float">
            <text:p>43.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4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6824" calcext:value-type="float">
            <text:p>43.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4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65192" calcext:value-type="float">
            <text:p>43.0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65192" calcext:value-type="float">
            <text:p>43.0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4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65192" calcext:value-type="float">
            <text:p>43.0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4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65192" calcext:value-type="float">
            <text:p>43.0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4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65192" calcext:value-type="float">
            <text:p>43.0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4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65192" calcext:value-type="float">
            <text:p>43.0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65192" calcext:value-type="float">
            <text:p>43.0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4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65192" calcext:value-type="float">
            <text:p>43.0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4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62144" calcext:value-type="float">
            <text:p>43.0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4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62144" calcext:value-type="float">
            <text:p>43.0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4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62144" calcext:value-type="float">
            <text:p>43.0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62144" calcext:value-type="float">
            <text:p>43.0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4-08-14 19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65192" calcext:value-type="float">
            <text:p>43.0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4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62144" calcext:value-type="float">
            <text:p>43.0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4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12664" calcext:value-type="float">
            <text:p>43.4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4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12664" calcext:value-type="float">
            <text:p>43.4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4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12664" calcext:value-type="float">
            <text:p>43.4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12664" calcext:value-type="float">
            <text:p>43.4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4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12664" calcext:value-type="float">
            <text:p>43.4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4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12664" calcext:value-type="float">
            <text:p>43.4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4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12664" calcext:value-type="float">
            <text:p>43.4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4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12664" calcext:value-type="float">
            <text:p>43.4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12664" calcext:value-type="float">
            <text:p>43.4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4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09616" calcext:value-type="float">
            <text:p>43.4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4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09616" calcext:value-type="float">
            <text:p>43.4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4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09616" calcext:value-type="float">
            <text:p>43.4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4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09616" calcext:value-type="float">
            <text:p>43.4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4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09616" calcext:value-type="float">
            <text:p>43.4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09616" calcext:value-type="float">
            <text:p>43.4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4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09616" calcext:value-type="float">
            <text:p>43.4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4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09616" calcext:value-type="float">
            <text:p>43.4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4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06568" calcext:value-type="float">
            <text:p>43.4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4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09616" calcext:value-type="float">
            <text:p>43.4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06568" calcext:value-type="float">
            <text:p>43.4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4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06568" calcext:value-type="float">
            <text:p>43.4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4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06568" calcext:value-type="float">
            <text:p>43.4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4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06568" calcext:value-type="float">
            <text:p>43.4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4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06568" calcext:value-type="float">
            <text:p>43.4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06568" calcext:value-type="float">
            <text:p>43.4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4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06568" calcext:value-type="float">
            <text:p>43.4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4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0352" calcext:value-type="float">
            <text:p>43.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4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0352" calcext:value-type="float">
            <text:p>43.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4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0352" calcext:value-type="float">
            <text:p>43.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0352" calcext:value-type="float">
            <text:p>43.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4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0352" calcext:value-type="float">
            <text:p>43.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4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0352" calcext:value-type="float">
            <text:p>43.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4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00472" calcext:value-type="float">
            <text:p>43.4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4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00472" calcext:value-type="float">
            <text:p>43.4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00472" calcext:value-type="float">
            <text:p>43.4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4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00472" calcext:value-type="float">
            <text:p>43.4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4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97424" calcext:value-type="float">
            <text:p>43.3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4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97424" calcext:value-type="float">
            <text:p>43.3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4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97424" calcext:value-type="float">
            <text:p>43.3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97424" calcext:value-type="float">
            <text:p>43.3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4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97424" calcext:value-type="float">
            <text:p>43.3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4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94376" calcext:value-type="float">
            <text:p>43.3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4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94376" calcext:value-type="float">
            <text:p>43.3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4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94376" calcext:value-type="float">
            <text:p>43.3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94376" calcext:value-type="float">
            <text:p>43.3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4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91328" calcext:value-type="float">
            <text:p>43.3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4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91328" calcext:value-type="float">
            <text:p>43.3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4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91328" calcext:value-type="float">
            <text:p>43.3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4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91328" calcext:value-type="float">
            <text:p>43.3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91328" calcext:value-type="float">
            <text:p>43.3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4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91328" calcext:value-type="float">
            <text:p>43.3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4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91328" calcext:value-type="float">
            <text:p>43.3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4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91328" calcext:value-type="float">
            <text:p>43.3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4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91328" calcext:value-type="float">
            <text:p>43.3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8828" calcext:value-type="float">
            <text:p>43.3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4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8828" calcext:value-type="float">
            <text:p>43.3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4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8828" calcext:value-type="float">
            <text:p>43.3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4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8828" calcext:value-type="float">
            <text:p>43.3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4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8828" calcext:value-type="float">
            <text:p>43.3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8828" calcext:value-type="float">
            <text:p>43.3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4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8828" calcext:value-type="float">
            <text:p>43.3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4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8828" calcext:value-type="float">
            <text:p>43.3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4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8828" calcext:value-type="float">
            <text:p>43.3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4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8828" calcext:value-type="float">
            <text:p>43.3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8828" calcext:value-type="float">
            <text:p>43.3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4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85232" calcext:value-type="float">
            <text:p>43.3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4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85232" calcext:value-type="float">
            <text:p>43.3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4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85232" calcext:value-type="float">
            <text:p>43.3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4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85232" calcext:value-type="float">
            <text:p>43.3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85232" calcext:value-type="float">
            <text:p>43.3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4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85232" calcext:value-type="float">
            <text:p>43.3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4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85232" calcext:value-type="float">
            <text:p>43.3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4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85232" calcext:value-type="float">
            <text:p>43.3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4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85232" calcext:value-type="float">
            <text:p>43.3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4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85232" calcext:value-type="float">
            <text:p>43.3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82184" calcext:value-type="float">
            <text:p>43.3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4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85232" calcext:value-type="float">
            <text:p>43.3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4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82184" calcext:value-type="float">
            <text:p>43.3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4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82184" calcext:value-type="float">
            <text:p>43.3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4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79136" calcext:value-type="float">
            <text:p>43.3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79136" calcext:value-type="float">
            <text:p>43.3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4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79136" calcext:value-type="float">
            <text:p>43.3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4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79136" calcext:value-type="float">
            <text:p>43.3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4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79136" calcext:value-type="float">
            <text:p>43.3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4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79136" calcext:value-type="float">
            <text:p>43.3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79136" calcext:value-type="float">
            <text:p>43.3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4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79136" calcext:value-type="float">
            <text:p>43.3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4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79136" calcext:value-type="float">
            <text:p>43.3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4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79136" calcext:value-type="float">
            <text:p>43.3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4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79136" calcext:value-type="float">
            <text:p>43.3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79136" calcext:value-type="float">
            <text:p>43.3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4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79136" calcext:value-type="float">
            <text:p>43.3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4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79136" calcext:value-type="float">
            <text:p>43.3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4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79136" calcext:value-type="float">
            <text:p>43.3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4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79136" calcext:value-type="float">
            <text:p>43.3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79136" calcext:value-type="float">
            <text:p>43.3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4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79136" calcext:value-type="float">
            <text:p>43.3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4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79136" calcext:value-type="float">
            <text:p>43.3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4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76088" calcext:value-type="float">
            <text:p>43.3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4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76088" calcext:value-type="float">
            <text:p>43.3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76088" calcext:value-type="float">
            <text:p>43.3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4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76088" calcext:value-type="float">
            <text:p>43.3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4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76088" calcext:value-type="float">
            <text:p>43.3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4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76088" calcext:value-type="float">
            <text:p>43.3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4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76088" calcext:value-type="float">
            <text:p>43.3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7304" calcext:value-type="float">
            <text:p>43.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4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7304" calcext:value-type="float">
            <text:p>43.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4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69992" calcext:value-type="float">
            <text:p>43.3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4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69992" calcext:value-type="float">
            <text:p>43.3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4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69992" calcext:value-type="float">
            <text:p>43.3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66944" calcext:value-type="float">
            <text:p>43.3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4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66944" calcext:value-type="float">
            <text:p>43.3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4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66944" calcext:value-type="float">
            <text:p>43.3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66944" calcext:value-type="float">
            <text:p>43.3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4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66944" calcext:value-type="float">
            <text:p>43.3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63896" calcext:value-type="float">
            <text:p>43.3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63896" calcext:value-type="float">
            <text:p>43.3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63896" calcext:value-type="float">
            <text:p>43.3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4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63896" calcext:value-type="float">
            <text:p>43.3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4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63896" calcext:value-type="float">
            <text:p>43.3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63896" calcext:value-type="float">
            <text:p>43.3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63896" calcext:value-type="float">
            <text:p>43.3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63896" calcext:value-type="float">
            <text:p>43.3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4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63896" calcext:value-type="float">
            <text:p>43.3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60848" calcext:value-type="float">
            <text:p>43.3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4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60848" calcext:value-type="float">
            <text:p>43.3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63896" calcext:value-type="float">
            <text:p>43.3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4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63896" calcext:value-type="float">
            <text:p>43.3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4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63896" calcext:value-type="float">
            <text:p>43.3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60848" calcext:value-type="float">
            <text:p>43.3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4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60848" calcext:value-type="float">
            <text:p>43.3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60848" calcext:value-type="float">
            <text:p>43.3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4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60848" calcext:value-type="float">
            <text:p>43.3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4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63896" calcext:value-type="float">
            <text:p>43.3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4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63896" calcext:value-type="float">
            <text:p>43.3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63896" calcext:value-type="float">
            <text:p>43.3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63896" calcext:value-type="float">
            <text:p>43.3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63896" calcext:value-type="float">
            <text:p>43.3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63896" calcext:value-type="float">
            <text:p>43.3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4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63896" calcext:value-type="float">
            <text:p>43.3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4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63896" calcext:value-type="float">
            <text:p>43.3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60848" calcext:value-type="float">
            <text:p>43.3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4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60848" calcext:value-type="float">
            <text:p>43.3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4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60848" calcext:value-type="float">
            <text:p>43.3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63896" calcext:value-type="float">
            <text:p>43.3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4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63896" calcext:value-type="float">
            <text:p>43.3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4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60848" calcext:value-type="float">
            <text:p>43.3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4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60848" calcext:value-type="float">
            <text:p>43.3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4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60848" calcext:value-type="float">
            <text:p>43.3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4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60848" calcext:value-type="float">
            <text:p>43.3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4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60848" calcext:value-type="float">
            <text:p>43.3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4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60848" calcext:value-type="float">
            <text:p>43.3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4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60848" calcext:value-type="float">
            <text:p>43.3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4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63896" calcext:value-type="float">
            <text:p>43.3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4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63896" calcext:value-type="float">
            <text:p>43.3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4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69992" calcext:value-type="float">
            <text:p>43.3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4-0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69992" calcext:value-type="float">
            <text:p>43.3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4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66944" calcext:value-type="float">
            <text:p>43.3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4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66944" calcext:value-type="float">
            <text:p>43.3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4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69992" calcext:value-type="float">
            <text:p>43.3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4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69992" calcext:value-type="float">
            <text:p>43.3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4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69992" calcext:value-type="float">
            <text:p>43.3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4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69992" calcext:value-type="float">
            <text:p>43.3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4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69992" calcext:value-type="float">
            <text:p>43.3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4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40808" calcext:value-type="float">
            <text:p>43.0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4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40808" calcext:value-type="float">
            <text:p>43.0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4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40808" calcext:value-type="float">
            <text:p>43.0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4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40808" calcext:value-type="float">
            <text:p>43.0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4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40808" calcext:value-type="float">
            <text:p>43.0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4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3776" calcext:value-type="float">
            <text:p>43.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4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3776" calcext:value-type="float">
            <text:p>43.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4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3776" calcext:value-type="float">
            <text:p>43.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4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3776" calcext:value-type="float">
            <text:p>43.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4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3776" calcext:value-type="float">
            <text:p>43.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4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3776" calcext:value-type="float">
            <text:p>43.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4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3776" calcext:value-type="float">
            <text:p>43.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4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3776" calcext:value-type="float">
            <text:p>43.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4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3776" calcext:value-type="float">
            <text:p>43.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4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3776" calcext:value-type="float">
            <text:p>43.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4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3776" calcext:value-type="float">
            <text:p>43.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4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40808" calcext:value-type="float">
            <text:p>43.0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4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3776" calcext:value-type="float">
            <text:p>43.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4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3776" calcext:value-type="float">
            <text:p>43.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4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3776" calcext:value-type="float">
            <text:p>43.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4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40808" calcext:value-type="float">
            <text:p>43.0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4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3776" calcext:value-type="float">
            <text:p>43.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3776" calcext:value-type="float">
            <text:p>43.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4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3776" calcext:value-type="float">
            <text:p>43.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4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3776" calcext:value-type="float">
            <text:p>43.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4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3776" calcext:value-type="float">
            <text:p>43.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4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34712" calcext:value-type="float">
            <text:p>43.0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34712" calcext:value-type="float">
            <text:p>43.0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4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34712" calcext:value-type="float">
            <text:p>43.0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4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34712" calcext:value-type="float">
            <text:p>43.0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4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34712" calcext:value-type="float">
            <text:p>43.0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4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34712" calcext:value-type="float">
            <text:p>43.0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34712" calcext:value-type="float">
            <text:p>43.0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4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34712" calcext:value-type="float">
            <text:p>43.0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4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34712" calcext:value-type="float">
            <text:p>43.0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4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34712" calcext:value-type="float">
            <text:p>43.0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34712" calcext:value-type="float">
            <text:p>43.0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31664" calcext:value-type="float">
            <text:p>43.0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4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31664" calcext:value-type="float">
            <text:p>43.0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4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31664" calcext:value-type="float">
            <text:p>43.0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4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31664" calcext:value-type="float">
            <text:p>43.0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4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31664" calcext:value-type="float">
            <text:p>43.0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31664" calcext:value-type="float">
            <text:p>43.0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4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31664" calcext:value-type="float">
            <text:p>43.0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4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31664" calcext:value-type="float">
            <text:p>43.0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31664" calcext:value-type="float">
            <text:p>43.0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4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31664" calcext:value-type="float">
            <text:p>43.0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31664" calcext:value-type="float">
            <text:p>43.0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4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31664" calcext:value-type="float">
            <text:p>43.0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4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34712" calcext:value-type="float">
            <text:p>43.0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4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31664" calcext:value-type="float">
            <text:p>43.0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4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31664" calcext:value-type="float">
            <text:p>43.0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3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31664" calcext:value-type="float">
            <text:p>43.0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3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31664" calcext:value-type="float">
            <text:p>43.0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3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31664" calcext:value-type="float">
            <text:p>43.0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3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31664" calcext:value-type="float">
            <text:p>43.0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3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31664" calcext:value-type="float">
            <text:p>43.0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3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28616" calcext:value-type="float">
            <text:p>43.0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3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31664" calcext:value-type="float">
            <text:p>43.0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3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31664" calcext:value-type="float">
            <text:p>43.0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3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31664" calcext:value-type="float">
            <text:p>43.0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3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31664" calcext:value-type="float">
            <text:p>43.0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3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31664" calcext:value-type="float">
            <text:p>43.0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3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31664" calcext:value-type="float">
            <text:p>43.0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3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31664" calcext:value-type="float">
            <text:p>43.0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3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31664" calcext:value-type="float">
            <text:p>43.0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3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31664" calcext:value-type="float">
            <text:p>43.0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3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31664" calcext:value-type="float">
            <text:p>43.0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3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31664" calcext:value-type="float">
            <text:p>43.0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3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31664" calcext:value-type="float">
            <text:p>43.0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3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31664" calcext:value-type="float">
            <text:p>43.0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3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31664" calcext:value-type="float">
            <text:p>43.0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3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31664" calcext:value-type="float">
            <text:p>43.0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3-11-29 21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2252" calcext:value-type="float">
            <text:p>43.0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3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34712" calcext:value-type="float">
            <text:p>43.0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3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34712" calcext:value-type="float">
            <text:p>43.0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3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34712" calcext:value-type="float">
            <text:p>43.0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3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34712" calcext:value-type="float">
            <text:p>43.0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3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34712" calcext:value-type="float">
            <text:p>43.0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3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31664" calcext:value-type="float">
            <text:p>43.0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3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34712" calcext:value-type="float">
            <text:p>43.0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3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34712" calcext:value-type="float">
            <text:p>43.0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3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31664" calcext:value-type="float">
            <text:p>43.0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3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31664" calcext:value-type="float">
            <text:p>43.0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3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34712" calcext:value-type="float">
            <text:p>43.0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3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34712" calcext:value-type="float">
            <text:p>43.0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3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34712" calcext:value-type="float">
            <text:p>43.0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3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34712" calcext:value-type="float">
            <text:p>43.0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3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34712" calcext:value-type="float">
            <text:p>43.0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3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34712" calcext:value-type="float">
            <text:p>43.0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3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34712" calcext:value-type="float">
            <text:p>43.0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3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34712" calcext:value-type="float">
            <text:p>43.0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3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34712" calcext:value-type="float">
            <text:p>43.0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3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34712" calcext:value-type="float">
            <text:p>43.0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3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31664" calcext:value-type="float">
            <text:p>43.0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3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34712" calcext:value-type="float">
            <text:p>43.0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3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34712" calcext:value-type="float">
            <text:p>43.0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3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34712" calcext:value-type="float">
            <text:p>43.0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3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34712" calcext:value-type="float">
            <text:p>43.0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3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34712" calcext:value-type="float">
            <text:p>43.0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3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34712" calcext:value-type="float">
            <text:p>43.0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34712" calcext:value-type="float">
            <text:p>43.0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3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34712" calcext:value-type="float">
            <text:p>43.0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34712" calcext:value-type="float">
            <text:p>43.0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3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31664" calcext:value-type="float">
            <text:p>43.0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3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31664" calcext:value-type="float">
            <text:p>43.0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3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31664" calcext:value-type="float">
            <text:p>43.0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3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31664" calcext:value-type="float">
            <text:p>43.0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31664" calcext:value-type="float">
            <text:p>43.0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3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31664" calcext:value-type="float">
            <text:p>43.0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3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31664" calcext:value-type="float">
            <text:p>43.0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3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31664" calcext:value-type="float">
            <text:p>43.0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3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31664" calcext:value-type="float">
            <text:p>43.0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31664" calcext:value-type="float">
            <text:p>43.0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3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31664" calcext:value-type="float">
            <text:p>43.0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3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31664" calcext:value-type="float">
            <text:p>43.0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3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31664" calcext:value-type="float">
            <text:p>43.0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3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31664" calcext:value-type="float">
            <text:p>43.0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31664" calcext:value-type="float">
            <text:p>43.0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3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31664" calcext:value-type="float">
            <text:p>43.0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3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28616" calcext:value-type="float">
            <text:p>43.0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3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28616" calcext:value-type="float">
            <text:p>43.0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3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28616" calcext:value-type="float">
            <text:p>43.0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31664" calcext:value-type="float">
            <text:p>43.0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3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31664" calcext:value-type="float">
            <text:p>43.0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3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31664" calcext:value-type="float">
            <text:p>43.0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3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31664" calcext:value-type="float">
            <text:p>43.0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3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31664" calcext:value-type="float">
            <text:p>43.0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28616" calcext:value-type="float">
            <text:p>43.0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3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28616" calcext:value-type="float">
            <text:p>43.0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3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28616" calcext:value-type="float">
            <text:p>43.0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3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28616" calcext:value-type="float">
            <text:p>43.0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3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28616" calcext:value-type="float">
            <text:p>43.0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28616" calcext:value-type="float">
            <text:p>43.0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3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28616" calcext:value-type="float">
            <text:p>43.0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3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28616" calcext:value-type="float">
            <text:p>43.0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3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28616" calcext:value-type="float">
            <text:p>43.0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3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28616" calcext:value-type="float">
            <text:p>43.0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28616" calcext:value-type="float">
            <text:p>43.0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3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28616" calcext:value-type="float">
            <text:p>43.0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3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28616" calcext:value-type="float">
            <text:p>43.0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3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28616" calcext:value-type="float">
            <text:p>43.0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3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28616" calcext:value-type="float">
            <text:p>43.0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25568" calcext:value-type="float">
            <text:p>43.0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3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25568" calcext:value-type="float">
            <text:p>43.0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3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28616" calcext:value-type="float">
            <text:p>43.0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3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28616" calcext:value-type="float">
            <text:p>43.0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3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28616" calcext:value-type="float">
            <text:p>43.0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28616" calcext:value-type="float">
            <text:p>43.0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3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28616" calcext:value-type="float">
            <text:p>43.0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3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28616" calcext:value-type="float">
            <text:p>43.0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3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28616" calcext:value-type="float">
            <text:p>43.0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3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25568" calcext:value-type="float">
            <text:p>43.0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25568" calcext:value-type="float">
            <text:p>43.0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3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25568" calcext:value-type="float">
            <text:p>43.0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3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25568" calcext:value-type="float">
            <text:p>43.0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3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25568" calcext:value-type="float">
            <text:p>43.0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3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25568" calcext:value-type="float">
            <text:p>43.0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25568" calcext:value-type="float">
            <text:p>43.0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3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25568" calcext:value-type="float">
            <text:p>43.0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3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25568" calcext:value-type="float">
            <text:p>43.0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3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25568" calcext:value-type="float">
            <text:p>43.0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3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25568" calcext:value-type="float">
            <text:p>43.0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3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25568" calcext:value-type="float">
            <text:p>43.0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25568" calcext:value-type="float">
            <text:p>43.0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3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25568" calcext:value-type="float">
            <text:p>43.0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3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25568" calcext:value-type="float">
            <text:p>43.0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3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25568" calcext:value-type="float">
            <text:p>43.0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3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2252" calcext:value-type="float">
            <text:p>43.0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2252" calcext:value-type="float">
            <text:p>43.0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3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2252" calcext:value-type="float">
            <text:p>43.0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3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2252" calcext:value-type="float">
            <text:p>43.0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3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2252" calcext:value-type="float">
            <text:p>43.0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3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19472" calcext:value-type="float">
            <text:p>43.0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2252" calcext:value-type="float">
            <text:p>43.0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3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19472" calcext:value-type="float">
            <text:p>43.0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3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19472" calcext:value-type="float">
            <text:p>43.0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3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19472" calcext:value-type="float">
            <text:p>43.0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3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19472" calcext:value-type="float">
            <text:p>43.0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19472" calcext:value-type="float">
            <text:p>43.0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3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19472" calcext:value-type="float">
            <text:p>43.0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3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19472" calcext:value-type="float">
            <text:p>43.0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3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19472" calcext:value-type="float">
            <text:p>43.0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3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19472" calcext:value-type="float">
            <text:p>43.0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16424" calcext:value-type="float">
            <text:p>43.0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3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16424" calcext:value-type="float">
            <text:p>43.0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3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16424" calcext:value-type="float">
            <text:p>43.0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3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16424" calcext:value-type="float">
            <text:p>43.0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3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16424" calcext:value-type="float">
            <text:p>43.0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16424" calcext:value-type="float">
            <text:p>43.0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3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16424" calcext:value-type="float">
            <text:p>43.0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3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16424" calcext:value-type="float">
            <text:p>43.0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3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16424" calcext:value-type="float">
            <text:p>43.0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3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16424" calcext:value-type="float">
            <text:p>43.0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3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16424" calcext:value-type="float">
            <text:p>43.0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16424" calcext:value-type="float">
            <text:p>43.0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3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16424" calcext:value-type="float">
            <text:p>43.0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3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13376" calcext:value-type="float">
            <text:p>43.0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3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13376" calcext:value-type="float">
            <text:p>43.0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3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13376" calcext:value-type="float">
            <text:p>43.0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13376" calcext:value-type="float">
            <text:p>43.0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3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13376" calcext:value-type="float">
            <text:p>43.0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3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13376" calcext:value-type="float">
            <text:p>43.0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3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13376" calcext:value-type="float">
            <text:p>43.0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3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10328" calcext:value-type="float">
            <text:p>43.0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10328" calcext:value-type="float">
            <text:p>43.0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3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10328" calcext:value-type="float">
            <text:p>43.0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3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10328" calcext:value-type="float">
            <text:p>43.0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3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10328" calcext:value-type="float">
            <text:p>43.0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3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10328" calcext:value-type="float">
            <text:p>43.0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0728" calcext:value-type="float">
            <text:p>43.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3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0728" calcext:value-type="float">
            <text:p>43.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3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0728" calcext:value-type="float">
            <text:p>43.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3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0728" calcext:value-type="float">
            <text:p>43.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3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0728" calcext:value-type="float">
            <text:p>43.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0728" calcext:value-type="float">
            <text:p>43.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3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0728" calcext:value-type="float">
            <text:p>43.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3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0728" calcext:value-type="float">
            <text:p>43.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3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0728" calcext:value-type="float">
            <text:p>43.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3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0728" calcext:value-type="float">
            <text:p>43.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04232" calcext:value-type="float">
            <text:p>43.0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3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04232" calcext:value-type="float">
            <text:p>43.0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3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04232" calcext:value-type="float">
            <text:p>43.0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3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04232" calcext:value-type="float">
            <text:p>43.0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3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04232" calcext:value-type="float">
            <text:p>43.0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04232" calcext:value-type="float">
            <text:p>43.0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3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04232" calcext:value-type="float">
            <text:p>43.0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3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01184" calcext:value-type="float">
            <text:p>43.0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3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01184" calcext:value-type="float">
            <text:p>43.0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3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01184" calcext:value-type="float">
            <text:p>43.0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01184" calcext:value-type="float">
            <text:p>43.0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3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01184" calcext:value-type="float">
            <text:p>43.0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3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98136" calcext:value-type="float">
            <text:p>42.9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3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98136" calcext:value-type="float">
            <text:p>42.9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3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98136" calcext:value-type="float">
            <text:p>42.9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98136" calcext:value-type="float">
            <text:p>42.9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3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98136" calcext:value-type="float">
            <text:p>42.9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3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98136" calcext:value-type="float">
            <text:p>42.9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3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98136" calcext:value-type="float">
            <text:p>42.9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3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98136" calcext:value-type="float">
            <text:p>42.9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98136" calcext:value-type="float">
            <text:p>42.9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3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98136" calcext:value-type="float">
            <text:p>42.9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3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98136" calcext:value-type="float">
            <text:p>42.9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3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98136" calcext:value-type="float">
            <text:p>42.9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3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98136" calcext:value-type="float">
            <text:p>42.9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98136" calcext:value-type="float">
            <text:p>42.9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3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98136" calcext:value-type="float">
            <text:p>42.9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3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98136" calcext:value-type="float">
            <text:p>42.9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3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98136" calcext:value-type="float">
            <text:p>42.9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3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98136" calcext:value-type="float">
            <text:p>42.9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98136" calcext:value-type="float">
            <text:p>42.9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3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98136" calcext:value-type="float">
            <text:p>42.9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3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98136" calcext:value-type="float">
            <text:p>42.9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3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98136" calcext:value-type="float">
            <text:p>42.9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3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98136" calcext:value-type="float">
            <text:p>42.9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3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98136" calcext:value-type="float">
            <text:p>42.9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98136" calcext:value-type="float">
            <text:p>42.9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3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98136" calcext:value-type="float">
            <text:p>42.9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3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98136" calcext:value-type="float">
            <text:p>42.9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3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98136" calcext:value-type="float">
            <text:p>42.9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3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98136" calcext:value-type="float">
            <text:p>42.9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98136" calcext:value-type="float">
            <text:p>42.9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3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98136" calcext:value-type="float">
            <text:p>42.9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3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98136" calcext:value-type="float">
            <text:p>42.9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3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98136" calcext:value-type="float">
            <text:p>42.9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3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98136" calcext:value-type="float">
            <text:p>42.9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98136" calcext:value-type="float">
            <text:p>42.9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3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98136" calcext:value-type="float">
            <text:p>42.9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3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98136" calcext:value-type="float">
            <text:p>42.9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3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98136" calcext:value-type="float">
            <text:p>42.9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3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98136" calcext:value-type="float">
            <text:p>42.9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98136" calcext:value-type="float">
            <text:p>42.9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3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95088" calcext:value-type="float">
            <text:p>42.9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3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95088" calcext:value-type="float">
            <text:p>42.9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3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95088" calcext:value-type="float">
            <text:p>42.9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3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95088" calcext:value-type="float">
            <text:p>42.9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95088" calcext:value-type="float">
            <text:p>42.9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3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95088" calcext:value-type="float">
            <text:p>42.9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3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95088" calcext:value-type="float">
            <text:p>42.9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3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95088" calcext:value-type="float">
            <text:p>42.9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3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95088" calcext:value-type="float">
            <text:p>42.9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95088" calcext:value-type="float">
            <text:p>42.9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3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95088" calcext:value-type="float">
            <text:p>42.9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3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95088" calcext:value-type="float">
            <text:p>42.9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3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95088" calcext:value-type="float">
            <text:p>42.9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3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95088" calcext:value-type="float">
            <text:p>42.9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95088" calcext:value-type="float">
            <text:p>42.9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3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95088" calcext:value-type="float">
            <text:p>42.9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3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95088" calcext:value-type="float">
            <text:p>42.9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3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95088" calcext:value-type="float">
            <text:p>42.9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3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95088" calcext:value-type="float">
            <text:p>42.9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95088" calcext:value-type="float">
            <text:p>42.9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3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95088" calcext:value-type="float">
            <text:p>42.9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3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95088" calcext:value-type="float">
            <text:p>42.9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3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9204" calcext:value-type="float">
            <text:p>42.9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3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95088" calcext:value-type="float">
            <text:p>42.9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95088" calcext:value-type="float">
            <text:p>42.9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3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9204" calcext:value-type="float">
            <text:p>42.9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3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95088" calcext:value-type="float">
            <text:p>42.9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3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95088" calcext:value-type="float">
            <text:p>42.9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3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95088" calcext:value-type="float">
            <text:p>42.9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9204" calcext:value-type="float">
            <text:p>42.9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3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9204" calcext:value-type="float">
            <text:p>42.9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3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9204" calcext:value-type="float">
            <text:p>42.9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3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95088" calcext:value-type="float">
            <text:p>42.9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3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95088" calcext:value-type="float">
            <text:p>42.9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9204" calcext:value-type="float">
            <text:p>42.9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3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9204" calcext:value-type="float">
            <text:p>42.9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3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9204" calcext:value-type="float">
            <text:p>42.9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3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9204" calcext:value-type="float">
            <text:p>42.9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3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9204" calcext:value-type="float">
            <text:p>42.9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9204" calcext:value-type="float">
            <text:p>42.9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3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88992" calcext:value-type="float">
            <text:p>42.9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3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9204" calcext:value-type="float">
            <text:p>42.9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3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9204" calcext:value-type="float">
            <text:p>42.9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9204" calcext:value-type="float">
            <text:p>42.9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3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88992" calcext:value-type="float">
            <text:p>42.9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88992" calcext:value-type="float">
            <text:p>42.9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3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88992" calcext:value-type="float">
            <text:p>42.9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3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88992" calcext:value-type="float">
            <text:p>42.9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3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88992" calcext:value-type="float">
            <text:p>42.9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3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88992" calcext:value-type="float">
            <text:p>42.9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88992" calcext:value-type="float">
            <text:p>42.9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3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88992" calcext:value-type="float">
            <text:p>42.9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3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88992" calcext:value-type="float">
            <text:p>42.9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3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88992" calcext:value-type="float">
            <text:p>42.9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3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88992" calcext:value-type="float">
            <text:p>42.9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88992" calcext:value-type="float">
            <text:p>42.9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3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88992" calcext:value-type="float">
            <text:p>42.9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3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88992" calcext:value-type="float">
            <text:p>42.9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3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88992" calcext:value-type="float">
            <text:p>42.9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3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88992" calcext:value-type="float">
            <text:p>42.9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88992" calcext:value-type="float">
            <text:p>42.9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3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88992" calcext:value-type="float">
            <text:p>42.9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3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88992" calcext:value-type="float">
            <text:p>42.9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3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88992" calcext:value-type="float">
            <text:p>42.9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3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88992" calcext:value-type="float">
            <text:p>42.9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3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88992" calcext:value-type="float">
            <text:p>42.9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3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88992" calcext:value-type="float">
            <text:p>42.9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3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88992" calcext:value-type="float">
            <text:p>42.9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3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88992" calcext:value-type="float">
            <text:p>42.9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3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88992" calcext:value-type="float">
            <text:p>42.9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3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88992" calcext:value-type="float">
            <text:p>42.9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3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88992" calcext:value-type="float">
            <text:p>42.9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3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88992" calcext:value-type="float">
            <text:p>42.9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3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88992" calcext:value-type="float">
            <text:p>42.9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3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9204" calcext:value-type="float">
            <text:p>42.9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3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9204" calcext:value-type="float">
            <text:p>42.9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3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9204" calcext:value-type="float">
            <text:p>42.9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3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9204" calcext:value-type="float">
            <text:p>42.9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3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9204" calcext:value-type="float">
            <text:p>42.9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3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9204" calcext:value-type="float">
            <text:p>42.9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3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9204" calcext:value-type="float">
            <text:p>42.9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3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9204" calcext:value-type="float">
            <text:p>42.9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3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9204" calcext:value-type="float">
            <text:p>42.9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3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95088" calcext:value-type="float">
            <text:p>42.9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3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95088" calcext:value-type="float">
            <text:p>42.9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3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95088" calcext:value-type="float">
            <text:p>42.9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3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95088" calcext:value-type="float">
            <text:p>42.9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3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95088" calcext:value-type="float">
            <text:p>42.9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3-02-15 23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95088" calcext:value-type="float">
            <text:p>42.9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3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0916" calcext:value-type="float">
            <text:p>42.8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3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0916" calcext:value-type="float">
            <text:p>42.8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3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0916" calcext:value-type="float">
            <text:p>42.8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3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12208" calcext:value-type="float">
            <text:p>42.8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3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12208" calcext:value-type="float">
            <text:p>42.8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3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0916" calcext:value-type="float">
            <text:p>42.8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3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0916" calcext:value-type="float">
            <text:p>42.8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3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0916" calcext:value-type="float">
            <text:p>42.8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3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0916" calcext:value-type="float">
            <text:p>42.8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3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12208" calcext:value-type="float">
            <text:p>42.8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3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12208" calcext:value-type="float">
            <text:p>42.8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3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12208" calcext:value-type="float">
            <text:p>42.8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3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12208" calcext:value-type="float">
            <text:p>42.8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3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12208" calcext:value-type="float">
            <text:p>42.8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3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12208" calcext:value-type="float">
            <text:p>42.8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3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12208" calcext:value-type="float">
            <text:p>42.8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3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12208" calcext:value-type="float">
            <text:p>42.8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3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12208" calcext:value-type="float">
            <text:p>42.8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3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12208" calcext:value-type="float">
            <text:p>42.8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3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12208" calcext:value-type="float">
            <text:p>42.8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12208" calcext:value-type="float">
            <text:p>42.8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3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12208" calcext:value-type="float">
            <text:p>42.8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3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0916" calcext:value-type="float">
            <text:p>42.8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3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12208" calcext:value-type="float">
            <text:p>42.8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3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12208" calcext:value-type="float">
            <text:p>42.8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12208" calcext:value-type="float">
            <text:p>42.8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3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12208" calcext:value-type="float">
            <text:p>42.8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12208" calcext:value-type="float">
            <text:p>42.8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12208" calcext:value-type="float">
            <text:p>42.8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3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15256" calcext:value-type="float">
            <text:p>42.8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15256" calcext:value-type="float">
            <text:p>42.8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3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15256" calcext:value-type="float">
            <text:p>42.8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3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18304" calcext:value-type="float">
            <text:p>42.8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3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15256" calcext:value-type="float">
            <text:p>42.8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3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15256" calcext:value-type="float">
            <text:p>42.8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18304" calcext:value-type="float">
            <text:p>42.8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3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18304" calcext:value-type="float">
            <text:p>42.8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3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18304" calcext:value-type="float">
            <text:p>42.8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3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18304" calcext:value-type="float">
            <text:p>42.8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3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18304" calcext:value-type="float">
            <text:p>42.8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18304" calcext:value-type="float">
            <text:p>42.8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3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18304" calcext:value-type="float">
            <text:p>42.8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3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18304" calcext:value-type="float">
            <text:p>42.8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3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18304" calcext:value-type="float">
            <text:p>42.8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3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21352" calcext:value-type="float">
            <text:p>42.8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2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21352" calcext:value-type="float">
            <text:p>42.8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2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21352" calcext:value-type="float">
            <text:p>42.8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2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21352" calcext:value-type="float">
            <text:p>42.8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2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21352" calcext:value-type="float">
            <text:p>42.8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2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244" calcext:value-type="float">
            <text:p>42.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2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244" calcext:value-type="float">
            <text:p>42.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2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244" calcext:value-type="float">
            <text:p>42.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2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244" calcext:value-type="float">
            <text:p>42.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2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244" calcext:value-type="float">
            <text:p>42.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2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244" calcext:value-type="float">
            <text:p>42.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2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244" calcext:value-type="float">
            <text:p>42.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2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244" calcext:value-type="float">
            <text:p>42.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2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244" calcext:value-type="float">
            <text:p>42.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2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244" calcext:value-type="float">
            <text:p>42.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2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244" calcext:value-type="float">
            <text:p>42.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2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244" calcext:value-type="float">
            <text:p>42.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2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27448" calcext:value-type="float">
            <text:p>42.8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2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27448" calcext:value-type="float">
            <text:p>42.8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2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27448" calcext:value-type="float">
            <text:p>42.8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2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27448" calcext:value-type="float">
            <text:p>42.8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2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30496" calcext:value-type="float">
            <text:p>42.8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2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30496" calcext:value-type="float">
            <text:p>42.8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2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30496" calcext:value-type="float">
            <text:p>42.8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2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30496" calcext:value-type="float">
            <text:p>42.8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2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30496" calcext:value-type="float">
            <text:p>42.8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2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30496" calcext:value-type="float">
            <text:p>42.8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2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33544" calcext:value-type="float">
            <text:p>42.8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2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33544" calcext:value-type="float">
            <text:p>42.8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2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33544" calcext:value-type="float">
            <text:p>42.8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2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33544" calcext:value-type="float">
            <text:p>42.8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2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33544" calcext:value-type="float">
            <text:p>42.8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2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36592" calcext:value-type="float">
            <text:p>42.8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2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36592" calcext:value-type="float">
            <text:p>42.8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2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36592" calcext:value-type="float">
            <text:p>42.8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2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36592" calcext:value-type="float">
            <text:p>42.8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2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36592" calcext:value-type="float">
            <text:p>42.8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2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3964" calcext:value-type="float">
            <text:p>42.8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2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3964" calcext:value-type="float">
            <text:p>42.8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2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3964" calcext:value-type="float">
            <text:p>42.8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2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3964" calcext:value-type="float">
            <text:p>42.8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2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42688" calcext:value-type="float">
            <text:p>42.8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2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42688" calcext:value-type="float">
            <text:p>42.8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2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42688" calcext:value-type="float">
            <text:p>42.8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2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42688" calcext:value-type="float">
            <text:p>42.8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2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42688" calcext:value-type="float">
            <text:p>42.8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2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42688" calcext:value-type="float">
            <text:p>42.8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2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42688" calcext:value-type="float">
            <text:p>42.8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2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3964" calcext:value-type="float">
            <text:p>42.8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2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3964" calcext:value-type="float">
            <text:p>42.8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2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42688" calcext:value-type="float">
            <text:p>42.8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2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42688" calcext:value-type="float">
            <text:p>42.8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2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42688" calcext:value-type="float">
            <text:p>42.8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2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42688" calcext:value-type="float">
            <text:p>42.8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2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42688" calcext:value-type="float">
            <text:p>42.8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2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42688" calcext:value-type="float">
            <text:p>42.8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2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42688" calcext:value-type="float">
            <text:p>42.8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42688" calcext:value-type="float">
            <text:p>42.8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2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42688" calcext:value-type="float">
            <text:p>42.8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2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45736" calcext:value-type="float">
            <text:p>42.8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2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45736" calcext:value-type="float">
            <text:p>42.8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2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45736" calcext:value-type="float">
            <text:p>42.8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2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45736" calcext:value-type="float">
            <text:p>42.8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45736" calcext:value-type="float">
            <text:p>42.8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2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48784" calcext:value-type="float">
            <text:p>42.8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2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48784" calcext:value-type="float">
            <text:p>42.8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2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48784" calcext:value-type="float">
            <text:p>42.8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2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48784" calcext:value-type="float">
            <text:p>42.8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48784" calcext:value-type="float">
            <text:p>42.8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2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48784" calcext:value-type="float">
            <text:p>42.8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2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51832" calcext:value-type="float">
            <text:p>42.8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2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51832" calcext:value-type="float">
            <text:p>42.8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2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51832" calcext:value-type="float">
            <text:p>42.8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5488" calcext:value-type="float">
            <text:p>42.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2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5488" calcext:value-type="float">
            <text:p>42.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2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5488" calcext:value-type="float">
            <text:p>42.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2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5488" calcext:value-type="float">
            <text:p>42.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2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5488" calcext:value-type="float">
            <text:p>42.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5488" calcext:value-type="float">
            <text:p>42.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2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5488" calcext:value-type="float">
            <text:p>42.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2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57928" calcext:value-type="float">
            <text:p>42.8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2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57928" calcext:value-type="float">
            <text:p>42.8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2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57928" calcext:value-type="float">
            <text:p>42.8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57928" calcext:value-type="float">
            <text:p>42.8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2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60976" calcext:value-type="float">
            <text:p>42.8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2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60976" calcext:value-type="float">
            <text:p>42.8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2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60976" calcext:value-type="float">
            <text:p>42.8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2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60976" calcext:value-type="float">
            <text:p>42.8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60976" calcext:value-type="float">
            <text:p>42.8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2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60976" calcext:value-type="float">
            <text:p>42.8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2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60976" calcext:value-type="float">
            <text:p>42.8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2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60976" calcext:value-type="float">
            <text:p>42.8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2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60976" calcext:value-type="float">
            <text:p>42.8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60976" calcext:value-type="float">
            <text:p>42.8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2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60976" calcext:value-type="float">
            <text:p>42.8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2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60976" calcext:value-type="float">
            <text:p>42.8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2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60976" calcext:value-type="float">
            <text:p>42.8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2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64024" calcext:value-type="float">
            <text:p>42.8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64024" calcext:value-type="float">
            <text:p>42.8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2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64024" calcext:value-type="float">
            <text:p>42.8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2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64024" calcext:value-type="float">
            <text:p>42.8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2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64024" calcext:value-type="float">
            <text:p>42.8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2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64024" calcext:value-type="float">
            <text:p>42.8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64024" calcext:value-type="float">
            <text:p>42.8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2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67072" calcext:value-type="float">
            <text:p>42.8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2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67072" calcext:value-type="float">
            <text:p>42.8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2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67072" calcext:value-type="float">
            <text:p>42.8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2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67072" calcext:value-type="float">
            <text:p>42.8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67072" calcext:value-type="float">
            <text:p>42.8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2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7012" calcext:value-type="float">
            <text:p>42.8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2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7012" calcext:value-type="float">
            <text:p>42.8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2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73168" calcext:value-type="float">
            <text:p>42.8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2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73168" calcext:value-type="float">
            <text:p>42.8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73168" calcext:value-type="float">
            <text:p>42.8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2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76216" calcext:value-type="float">
            <text:p>42.8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2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76216" calcext:value-type="float">
            <text:p>42.8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2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79264" calcext:value-type="float">
            <text:p>42.8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2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79264" calcext:value-type="float">
            <text:p>42.8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79264" calcext:value-type="float">
            <text:p>42.8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2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82312" calcext:value-type="float">
            <text:p>42.8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2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82312" calcext:value-type="float">
            <text:p>42.8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2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82312" calcext:value-type="float">
            <text:p>42.8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2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82312" calcext:value-type="float">
            <text:p>42.8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2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82312" calcext:value-type="float">
            <text:p>42.8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82312" calcext:value-type="float">
            <text:p>42.8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2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82312" calcext:value-type="float">
            <text:p>42.8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2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8536" calcext:value-type="float">
            <text:p>42.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2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8536" calcext:value-type="float">
            <text:p>42.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2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88408" calcext:value-type="float">
            <text:p>42.8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88408" calcext:value-type="float">
            <text:p>42.8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2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88408" calcext:value-type="float">
            <text:p>42.8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2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88408" calcext:value-type="float">
            <text:p>42.8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2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88408" calcext:value-type="float">
            <text:p>42.8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2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88408" calcext:value-type="float">
            <text:p>42.8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91456" calcext:value-type="float">
            <text:p>42.8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2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91456" calcext:value-type="float">
            <text:p>42.8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2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91456" calcext:value-type="float">
            <text:p>42.8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2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94504" calcext:value-type="float">
            <text:p>42.8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2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94504" calcext:value-type="float">
            <text:p>42.8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94504" calcext:value-type="float">
            <text:p>42.8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2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94504" calcext:value-type="float">
            <text:p>42.8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2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97552" calcext:value-type="float">
            <text:p>42.8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2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97552" calcext:value-type="float">
            <text:p>42.8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2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97552" calcext:value-type="float">
            <text:p>42.8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006" calcext:value-type="float">
            <text:p>42.9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2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006" calcext:value-type="float">
            <text:p>42.9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2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006" calcext:value-type="float">
            <text:p>42.9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2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006" calcext:value-type="float">
            <text:p>42.9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2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03648" calcext:value-type="float">
            <text:p>42.9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03648" calcext:value-type="float">
            <text:p>42.9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2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03648" calcext:value-type="float">
            <text:p>42.9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2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03648" calcext:value-type="float">
            <text:p>42.9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2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06696" calcext:value-type="float">
            <text:p>42.9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2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06696" calcext:value-type="float">
            <text:p>42.9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2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09744" calcext:value-type="float">
            <text:p>42.9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09744" calcext:value-type="float">
            <text:p>42.9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2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09744" calcext:value-type="float">
            <text:p>42.9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2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09744" calcext:value-type="float">
            <text:p>42.9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2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09744" calcext:value-type="float">
            <text:p>42.9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2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09744" calcext:value-type="float">
            <text:p>42.9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12792" calcext:value-type="float">
            <text:p>42.9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2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12792" calcext:value-type="float">
            <text:p>42.9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2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12792" calcext:value-type="float">
            <text:p>42.9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2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12792" calcext:value-type="float">
            <text:p>42.9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2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12792" calcext:value-type="float">
            <text:p>42.9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12792" calcext:value-type="float">
            <text:p>42.9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2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1584" calcext:value-type="float">
            <text:p>42.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2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1584" calcext:value-type="float">
            <text:p>42.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2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1584" calcext:value-type="float">
            <text:p>42.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2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1584" calcext:value-type="float">
            <text:p>42.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18888" calcext:value-type="float">
            <text:p>42.9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2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18888" calcext:value-type="float">
            <text:p>42.9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2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18888" calcext:value-type="float">
            <text:p>42.9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2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18888" calcext:value-type="float">
            <text:p>42.9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2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18888" calcext:value-type="float">
            <text:p>42.9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18888" calcext:value-type="float">
            <text:p>42.9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2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18888" calcext:value-type="float">
            <text:p>42.9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2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18888" calcext:value-type="float">
            <text:p>42.9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2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18888" calcext:value-type="float">
            <text:p>42.9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2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21936" calcext:value-type="float">
            <text:p>42.9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21936" calcext:value-type="float">
            <text:p>42.9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2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21936" calcext:value-type="float">
            <text:p>42.9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2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21936" calcext:value-type="float">
            <text:p>42.9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2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21936" calcext:value-type="float">
            <text:p>42.9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2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24984" calcext:value-type="float">
            <text:p>42.9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24984" calcext:value-type="float">
            <text:p>42.9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2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24984" calcext:value-type="float">
            <text:p>42.9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2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24984" calcext:value-type="float">
            <text:p>42.9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2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24984" calcext:value-type="float">
            <text:p>42.9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2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24984" calcext:value-type="float">
            <text:p>42.9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24984" calcext:value-type="float">
            <text:p>42.9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2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28032" calcext:value-type="float">
            <text:p>42.9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2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28032" calcext:value-type="float">
            <text:p>42.9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2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3108" calcext:value-type="float">
            <text:p>42.9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2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3108" calcext:value-type="float">
            <text:p>42.9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3108" calcext:value-type="float">
            <text:p>42.9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2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3108" calcext:value-type="float">
            <text:p>42.9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2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34128" calcext:value-type="float">
            <text:p>42.9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2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34128" calcext:value-type="float">
            <text:p>42.9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2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37176" calcext:value-type="float">
            <text:p>42.9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37176" calcext:value-type="float">
            <text:p>42.9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2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40224" calcext:value-type="float">
            <text:p>42.9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2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4632" calcext:value-type="float">
            <text:p>42.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2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49368" calcext:value-type="float">
            <text:p>42.9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2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6156" calcext:value-type="float">
            <text:p>42.9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88992" calcext:value-type="float">
            <text:p>42.9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2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0728" calcext:value-type="float">
            <text:p>43.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1-02-28 18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56048" calcext:value-type="float">
            <text:p>43.0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0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31664" calcext:value-type="float">
            <text:p>43.0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0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3776" calcext:value-type="float">
            <text:p>43.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0-02-13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3776" calcext:value-type="float">
            <text:p>43.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0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3588" calcext:value-type="float">
            <text:p>43.2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0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38928" calcext:value-type="float">
            <text:p>43.2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0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45024" calcext:value-type="float">
            <text:p>43.2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0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48072" calcext:value-type="float">
            <text:p>43.2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0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5112" calcext:value-type="float">
            <text:p>43.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5112" calcext:value-type="float">
            <text:p>43.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0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54168" calcext:value-type="float">
            <text:p>43.2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20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57216" calcext:value-type="float">
            <text:p>43.2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9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60264" calcext:value-type="float">
            <text:p>43.2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9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6636" calcext:value-type="float">
            <text:p>43.2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9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6636" calcext:value-type="float">
            <text:p>43.2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9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69408" calcext:value-type="float">
            <text:p>43.2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9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72456" calcext:value-type="float">
            <text:p>43.2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9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72456" calcext:value-type="float">
            <text:p>43.2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9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75504" calcext:value-type="float">
            <text:p>43.2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9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78552" calcext:value-type="float">
            <text:p>43.27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9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816" calcext:value-type="float">
            <text:p>43.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9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84648" calcext:value-type="float">
            <text:p>43.2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9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84648" calcext:value-type="float">
            <text:p>43.2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9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78552" calcext:value-type="float">
            <text:p>43.27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9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78552" calcext:value-type="float">
            <text:p>43.27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9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75504" calcext:value-type="float">
            <text:p>43.2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9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72456" calcext:value-type="float">
            <text:p>43.2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9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72456" calcext:value-type="float">
            <text:p>43.2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9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69408" calcext:value-type="float">
            <text:p>43.2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9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69408" calcext:value-type="float">
            <text:p>43.2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9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99888" calcext:value-type="float">
            <text:p>43.2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9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05984" calcext:value-type="float">
            <text:p>43.3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9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05984" calcext:value-type="float">
            <text:p>43.3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9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02936" calcext:value-type="float">
            <text:p>43.3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9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02936" calcext:value-type="float">
            <text:p>43.3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9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9684" calcext:value-type="float">
            <text:p>43.2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9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93792" calcext:value-type="float">
            <text:p>43.2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9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90744" calcext:value-type="float">
            <text:p>43.2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9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87696" calcext:value-type="float">
            <text:p>43.2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9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87696" calcext:value-type="float">
            <text:p>43.2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9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84648" calcext:value-type="float">
            <text:p>43.2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9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78552" calcext:value-type="float">
            <text:p>43.27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9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78552" calcext:value-type="float">
            <text:p>43.27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9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75504" calcext:value-type="float">
            <text:p>43.2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9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72456" calcext:value-type="float">
            <text:p>43.2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9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69408" calcext:value-type="float">
            <text:p>43.2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9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6636" calcext:value-type="float">
            <text:p>43.2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9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63312" calcext:value-type="float">
            <text:p>43.2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9-04-04 0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63312" calcext:value-type="float">
            <text:p>43.2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9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24144" calcext:value-type="float">
            <text:p>43.8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9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3024" calcext:value-type="float">
            <text:p>43.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9-02-26 20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27904" calcext:value-type="float">
            <text:p>43.4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9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39384" calcext:value-type="float">
            <text:p>43.8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9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42432" calcext:value-type="float">
            <text:p>43.8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9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48528" calcext:value-type="float">
            <text:p>43.8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9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51576" calcext:value-type="float">
            <text:p>43.8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9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54624" calcext:value-type="float">
            <text:p>43.85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9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6072" calcext:value-type="float">
            <text:p>43.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9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66816" calcext:value-type="float">
            <text:p>43.8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9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69864" calcext:value-type="float">
            <text:p>43.8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9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69864" calcext:value-type="float">
            <text:p>43.8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8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7596" calcext:value-type="float">
            <text:p>43.8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8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79008" calcext:value-type="float">
            <text:p>43.8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8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82056" calcext:value-type="float">
            <text:p>43.8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8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85104" calcext:value-type="float">
            <text:p>43.8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8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912" calcext:value-type="float">
            <text:p>43.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8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97296" calcext:value-type="float">
            <text:p>43.8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8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0644" calcext:value-type="float">
            <text:p>43.9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8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0644" calcext:value-type="float">
            <text:p>43.9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8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12536" calcext:value-type="float">
            <text:p>43.9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8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15584" calcext:value-type="float">
            <text:p>43.9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8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2168" calcext:value-type="float">
            <text:p>43.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8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24728" calcext:value-type="float">
            <text:p>43.9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8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30824" calcext:value-type="float">
            <text:p>43.9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8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33872" calcext:value-type="float">
            <text:p>43.9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8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3692" calcext:value-type="float">
            <text:p>43.9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8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39968" calcext:value-type="float">
            <text:p>43.9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8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39968" calcext:value-type="float">
            <text:p>43.9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8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46064" calcext:value-type="float">
            <text:p>43.9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8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46064" calcext:value-type="float">
            <text:p>43.9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8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49112" calcext:value-type="float">
            <text:p>43.9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8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49112" calcext:value-type="float">
            <text:p>43.9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8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5216" calcext:value-type="float">
            <text:p>43.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8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5216" calcext:value-type="float">
            <text:p>43.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8-08-09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5216" calcext:value-type="float">
            <text:p>43.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8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16296" calcext:value-type="float">
            <text:p>43.5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8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16296" calcext:value-type="float">
            <text:p>43.5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8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19344" calcext:value-type="float">
            <text:p>43.5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8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19344" calcext:value-type="float">
            <text:p>43.5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8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19344" calcext:value-type="float">
            <text:p>43.5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8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2544" calcext:value-type="float">
            <text:p>43.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8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28488" calcext:value-type="float">
            <text:p>43.5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8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28488" calcext:value-type="float">
            <text:p>43.5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8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31536" calcext:value-type="float">
            <text:p>43.5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8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31536" calcext:value-type="float">
            <text:p>43.5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8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34584" calcext:value-type="float">
            <text:p>43.5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8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34584" calcext:value-type="float">
            <text:p>43.5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8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37632" calcext:value-type="float">
            <text:p>43.5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8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4068" calcext:value-type="float">
            <text:p>43.5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8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43728" calcext:value-type="float">
            <text:p>43.5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8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43728" calcext:value-type="float">
            <text:p>43.5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8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46776" calcext:value-type="float">
            <text:p>43.5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8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49824" calcext:value-type="float">
            <text:p>43.5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8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49824" calcext:value-type="float">
            <text:p>43.5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8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5592" calcext:value-type="float">
            <text:p>43.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8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46776" calcext:value-type="float">
            <text:p>43.5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8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49824" calcext:value-type="float">
            <text:p>43.5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8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52872" calcext:value-type="float">
            <text:p>43.5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8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5592" calcext:value-type="float">
            <text:p>43.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8-02-04 16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6448" calcext:value-type="float">
            <text:p>43.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8-01-30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4736" calcext:value-type="float">
            <text:p>43.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8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50408" calcext:value-type="float">
            <text:p>43.6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8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50408" calcext:value-type="float">
            <text:p>43.6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8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50408" calcext:value-type="float">
            <text:p>43.6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8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53456" calcext:value-type="float">
            <text:p>43.6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8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56504" calcext:value-type="float">
            <text:p>43.6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7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56504" calcext:value-type="float">
            <text:p>43.6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7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56504" calcext:value-type="float">
            <text:p>43.6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7-12-21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56504" calcext:value-type="float">
            <text:p>43.6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7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59552" calcext:value-type="float">
            <text:p>43.6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7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59552" calcext:value-type="float">
            <text:p>43.6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7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59552" calcext:value-type="float">
            <text:p>43.6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7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626" calcext:value-type="float">
            <text:p>43.6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7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626" calcext:value-type="float">
            <text:p>43.6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7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65648" calcext:value-type="float">
            <text:p>43.6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7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65648" calcext:value-type="float">
            <text:p>43.6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7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65648" calcext:value-type="float">
            <text:p>43.6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7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65648" calcext:value-type="float">
            <text:p>43.6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7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626" calcext:value-type="float">
            <text:p>43.6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7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626" calcext:value-type="float">
            <text:p>43.6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7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626" calcext:value-type="float">
            <text:p>43.6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7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65648" calcext:value-type="float">
            <text:p>43.6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7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65648" calcext:value-type="float">
            <text:p>43.6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7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65648" calcext:value-type="float">
            <text:p>43.6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7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65648" calcext:value-type="float">
            <text:p>43.6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7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65648" calcext:value-type="float">
            <text:p>43.6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7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71744" calcext:value-type="float">
            <text:p>43.6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7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68696" calcext:value-type="float">
            <text:p>43.6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7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65648" calcext:value-type="float">
            <text:p>43.6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7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626" calcext:value-type="float">
            <text:p>43.6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7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626" calcext:value-type="float">
            <text:p>43.6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7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626" calcext:value-type="float">
            <text:p>43.6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7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65648" calcext:value-type="float">
            <text:p>43.6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7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68696" calcext:value-type="float">
            <text:p>43.6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7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74792" calcext:value-type="float">
            <text:p>43.6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7-07-30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7784" calcext:value-type="float">
            <text:p>43.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7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80888" calcext:value-type="float">
            <text:p>43.6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7-07-20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80888" calcext:value-type="float">
            <text:p>43.6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7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86984" calcext:value-type="float">
            <text:p>43.6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7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86984" calcext:value-type="float">
            <text:p>43.6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7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86984" calcext:value-type="float">
            <text:p>43.6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7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86984" calcext:value-type="float">
            <text:p>43.6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7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86984" calcext:value-type="float">
            <text:p>43.6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7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83936" calcext:value-type="float">
            <text:p>43.6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7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83936" calcext:value-type="float">
            <text:p>43.6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7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80888" calcext:value-type="float">
            <text:p>43.6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7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80888" calcext:value-type="float">
            <text:p>43.6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7-05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80888" calcext:value-type="float">
            <text:p>43.6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7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90032" calcext:value-type="float">
            <text:p>43.6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7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90032" calcext:value-type="float">
            <text:p>43.6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7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9308" calcext:value-type="float">
            <text:p>43.6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7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9308" calcext:value-type="float">
            <text:p>43.6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7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9308" calcext:value-type="float">
            <text:p>43.6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7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9308" calcext:value-type="float">
            <text:p>43.6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7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96128" calcext:value-type="float">
            <text:p>43.6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7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99176" calcext:value-type="float">
            <text:p>43.6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7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99176" calcext:value-type="float">
            <text:p>43.6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7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99176" calcext:value-type="float">
            <text:p>43.6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7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99176" calcext:value-type="float">
            <text:p>43.6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7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02224" calcext:value-type="float">
            <text:p>43.7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7-03-2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02224" calcext:value-type="float">
            <text:p>43.7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7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05272" calcext:value-type="float">
            <text:p>43.7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7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0832" calcext:value-type="float">
            <text:p>43.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7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11368" calcext:value-type="float">
            <text:p>43.7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7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11368" calcext:value-type="float">
            <text:p>43.7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7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17464" calcext:value-type="float">
            <text:p>43.7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7-02-20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20512" calcext:value-type="float">
            <text:p>43.7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7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26608" calcext:value-type="float">
            <text:p>43.7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7-02-10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29656" calcext:value-type="float">
            <text:p>43.7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7-02-06 22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41264" calcext:value-type="float">
            <text:p>43.6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7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50992" calcext:value-type="float">
            <text:p>43.7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7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57088" calcext:value-type="float">
            <text:p>43.7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7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60136" calcext:value-type="float">
            <text:p>43.7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7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66232" calcext:value-type="float">
            <text:p>43.7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7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72328" calcext:value-type="float">
            <text:p>43.7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7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78424" calcext:value-type="float">
            <text:p>43.7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7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81472" calcext:value-type="float">
            <text:p>43.7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6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87568" calcext:value-type="float">
            <text:p>43.7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6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90616" calcext:value-type="float">
            <text:p>43.7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6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93664" calcext:value-type="float">
            <text:p>43.7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6-12-1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96712" calcext:value-type="float">
            <text:p>43.7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6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02808" calcext:value-type="float">
            <text:p>43.8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6-12-05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02808" calcext:value-type="float">
            <text:p>43.8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6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08904" calcext:value-type="float">
            <text:p>43.8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6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11952" calcext:value-type="float">
            <text:p>43.8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6-11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15" calcext:value-type="float">
            <text:p>43.8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6-11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18048" calcext:value-type="float">
            <text:p>43.8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6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21096" calcext:value-type="float">
            <text:p>43.8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6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24144" calcext:value-type="float">
            <text:p>43.8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6-10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24144" calcext:value-type="float">
            <text:p>43.8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6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27192" calcext:value-type="float">
            <text:p>43.8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6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3024" calcext:value-type="float">
            <text:p>43.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6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33288" calcext:value-type="float">
            <text:p>43.8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6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33288" calcext:value-type="float">
            <text:p>43.8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6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36336" calcext:value-type="float">
            <text:p>43.8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6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39384" calcext:value-type="float">
            <text:p>43.8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6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39384" calcext:value-type="float">
            <text:p>43.8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6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39384" calcext:value-type="float">
            <text:p>43.8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6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42432" calcext:value-type="float">
            <text:p>43.8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6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42432" calcext:value-type="float">
            <text:p>43.8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6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4548" calcext:value-type="float">
            <text:p>43.8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6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4548" calcext:value-type="float">
            <text:p>43.8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6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48528" calcext:value-type="float">
            <text:p>43.8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6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48528" calcext:value-type="float">
            <text:p>43.8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6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48528" calcext:value-type="float">
            <text:p>43.8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6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48528" calcext:value-type="float">
            <text:p>43.8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6-07-3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48528" calcext:value-type="float">
            <text:p>43.8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6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51576" calcext:value-type="float">
            <text:p>43.8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6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51576" calcext:value-type="float">
            <text:p>43.8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6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51576" calcext:value-type="float">
            <text:p>43.8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6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54624" calcext:value-type="float">
            <text:p>43.85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6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57672" calcext:value-type="float">
            <text:p>43.8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6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6072" calcext:value-type="float">
            <text:p>43.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6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6072" calcext:value-type="float">
            <text:p>43.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6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6072" calcext:value-type="float">
            <text:p>43.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6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63768" calcext:value-type="float">
            <text:p>43.8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6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66816" calcext:value-type="float">
            <text:p>43.8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6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69864" calcext:value-type="float">
            <text:p>43.8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6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33872" calcext:value-type="float">
            <text:p>43.9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6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3692" calcext:value-type="float">
            <text:p>43.9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6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39968" calcext:value-type="float">
            <text:p>43.9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6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39968" calcext:value-type="float">
            <text:p>43.9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6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39968" calcext:value-type="float">
            <text:p>43.9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6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43016" calcext:value-type="float">
            <text:p>43.9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6-04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43016" calcext:value-type="float">
            <text:p>43.9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6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5216" calcext:value-type="float">
            <text:p>43.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6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55208" calcext:value-type="float">
            <text:p>43.9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6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58256" calcext:value-type="float">
            <text:p>43.9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6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64352" calcext:value-type="float">
            <text:p>43.9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6-04-0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64352" calcext:value-type="float">
            <text:p>43.9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6-03-30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674" calcext:value-type="float">
            <text:p>43.9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6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73496" calcext:value-type="float">
            <text:p>43.9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6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76544" calcext:value-type="float">
            <text:p>43.9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6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79592" calcext:value-type="float">
            <text:p>43.9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6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85688" calcext:value-type="float">
            <text:p>43.9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6-03-0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94832" calcext:value-type="float">
            <text:p>43.9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6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03976" calcext:value-type="float">
            <text:p>44.0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6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9976" calcext:value-type="float">
            <text:p>43.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6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0644" calcext:value-type="float">
            <text:p>43.9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6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15584" calcext:value-type="float">
            <text:p>43.9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6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18632" calcext:value-type="float">
            <text:p>43.9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6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24728" calcext:value-type="float">
            <text:p>43.9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6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30824" calcext:value-type="float">
            <text:p>43.9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6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3692" calcext:value-type="float">
            <text:p>43.9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6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43016" calcext:value-type="float">
            <text:p>43.9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6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49112" calcext:value-type="float">
            <text:p>43.9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6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55208" calcext:value-type="float">
            <text:p>43.9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6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61304" calcext:value-type="float">
            <text:p>43.9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5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64352" calcext:value-type="float">
            <text:p>43.9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5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70448" calcext:value-type="float">
            <text:p>43.9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5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79592" calcext:value-type="float">
            <text:p>43.9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5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85688" calcext:value-type="float">
            <text:p>43.9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5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94832" calcext:value-type="float">
            <text:p>43.9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5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00928" calcext:value-type="float">
            <text:p>44.0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5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03976" calcext:value-type="float">
            <text:p>44.0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5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10072" calcext:value-type="float">
            <text:p>44.01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5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16168" calcext:value-type="float">
            <text:p>44.0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5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25312" calcext:value-type="float">
            <text:p>44.0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5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31408" calcext:value-type="float">
            <text:p>44.0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5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37504" calcext:value-type="float">
            <text:p>44.0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5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52744" calcext:value-type="float">
            <text:p>44.05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5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5884" calcext:value-type="float">
            <text:p>44.0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5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64936" calcext:value-type="float">
            <text:p>44.0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71032" calcext:value-type="float">
            <text:p>44.0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5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77128" calcext:value-type="float">
            <text:p>44.0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5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80176" calcext:value-type="float">
            <text:p>44.0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86272" calcext:value-type="float">
            <text:p>44.0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92368" calcext:value-type="float">
            <text:p>44.0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01512" calcext:value-type="float">
            <text:p>44.10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07608" calcext:value-type="float">
            <text:p>44.1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10656" calcext:value-type="float">
            <text:p>44.1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198" calcext:value-type="float">
            <text:p>44.1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25896" calcext:value-type="float">
            <text:p>44.1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3504" calcext:value-type="float">
            <text:p>44.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44184" calcext:value-type="float">
            <text:p>44.14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44184" calcext:value-type="float">
            <text:p>44.14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44184" calcext:value-type="float">
            <text:p>44.14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47232" calcext:value-type="float">
            <text:p>44.1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47232" calcext:value-type="float">
            <text:p>44.1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5028" calcext:value-type="float">
            <text:p>44.15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53328" calcext:value-type="float">
            <text:p>44.15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56376" calcext:value-type="float">
            <text:p>44.15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59424" calcext:value-type="float">
            <text:p>44.15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59424" calcext:value-type="float">
            <text:p>44.15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62472" calcext:value-type="float">
            <text:p>44.16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6552" calcext:value-type="float">
            <text:p>44.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29528" calcext:value-type="float">
            <text:p>44.22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32576" calcext:value-type="float">
            <text:p>44.2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35624" calcext:value-type="float">
            <text:p>44.23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4172" calcext:value-type="float">
            <text:p>44.2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44768" calcext:value-type="float">
            <text:p>44.24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47816" calcext:value-type="float">
            <text:p>44.24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53912" calcext:value-type="float">
            <text:p>44.25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5696" calcext:value-type="float">
            <text:p>44.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60008" calcext:value-type="float">
            <text:p>44.26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63056" calcext:value-type="float">
            <text:p>44.26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66104" calcext:value-type="float">
            <text:p>44.26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66104" calcext:value-type="float">
            <text:p>44.26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69152" calcext:value-type="float">
            <text:p>44.26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722" calcext:value-type="float">
            <text:p>44.27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75248" calcext:value-type="float">
            <text:p>44.27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81344" calcext:value-type="float">
            <text:p>44.28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84392" calcext:value-type="float">
            <text:p>44.28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90488" calcext:value-type="float">
            <text:p>44.29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96584" calcext:value-type="float">
            <text:p>44.29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0268" calcext:value-type="float">
            <text:p>44.30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05728" calcext:value-type="float">
            <text:p>44.30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5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11824" calcext:value-type="float">
            <text:p>44.31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5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14872" calcext:value-type="float">
            <text:p>44.31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5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1792" calcext:value-type="float">
            <text:p>44.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5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20968" calcext:value-type="float">
            <text:p>44.32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5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28944" calcext:value-type="float">
            <text:p>44.12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3316" calcext:value-type="float">
            <text:p>44.33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39256" calcext:value-type="float">
            <text:p>44.33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42304" calcext:value-type="float">
            <text:p>44.34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484" calcext:value-type="float">
            <text:p>44.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51448" calcext:value-type="float">
            <text:p>44.35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54496" calcext:value-type="float">
            <text:p>44.35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57544" calcext:value-type="float">
            <text:p>44.35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60592" calcext:value-type="float">
            <text:p>44.36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60592" calcext:value-type="float">
            <text:p>44.36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4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6364" calcext:value-type="float">
            <text:p>44.3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4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66688" calcext:value-type="float">
            <text:p>44.36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4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69736" calcext:value-type="float">
            <text:p>44.36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72784" calcext:value-type="float">
            <text:p>44.37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7888" calcext:value-type="float">
            <text:p>44.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4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7888" calcext:value-type="float">
            <text:p>44.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4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81928" calcext:value-type="float">
            <text:p>44.38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4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84976" calcext:value-type="float">
            <text:p>44.38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4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88024" calcext:value-type="float">
            <text:p>44.38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4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88024" calcext:value-type="float">
            <text:p>44.38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4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91072" calcext:value-type="float">
            <text:p>44.39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4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91072" calcext:value-type="float">
            <text:p>44.39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91072" calcext:value-type="float">
            <text:p>44.39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91072" calcext:value-type="float">
            <text:p>44.39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91072" calcext:value-type="float">
            <text:p>44.39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91072" calcext:value-type="float">
            <text:p>44.39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91072" calcext:value-type="float">
            <text:p>44.39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9412" calcext:value-type="float">
            <text:p>44.39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97168" calcext:value-type="float">
            <text:p>44.39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00216" calcext:value-type="float">
            <text:p>44.40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00216" calcext:value-type="float">
            <text:p>44.40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97168" calcext:value-type="float">
            <text:p>44.39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97168" calcext:value-type="float">
            <text:p>44.39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9412" calcext:value-type="float">
            <text:p>44.39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9412" calcext:value-type="float">
            <text:p>44.39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9412" calcext:value-type="float">
            <text:p>44.39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91072" calcext:value-type="float">
            <text:p>44.39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91072" calcext:value-type="float">
            <text:p>44.39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88024" calcext:value-type="float">
            <text:p>44.38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84976" calcext:value-type="float">
            <text:p>44.38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81928" calcext:value-type="float">
            <text:p>44.38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7888" calcext:value-type="float">
            <text:p>44.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0936" calcext:value-type="float">
            <text:p>44.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06312" calcext:value-type="float">
            <text:p>44.40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03264" calcext:value-type="float">
            <text:p>44.40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00216" calcext:value-type="float">
            <text:p>44.40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97168" calcext:value-type="float">
            <text:p>44.39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97168" calcext:value-type="float">
            <text:p>44.39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97168" calcext:value-type="float">
            <text:p>44.39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9412" calcext:value-type="float">
            <text:p>44.39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9412" calcext:value-type="float">
            <text:p>44.39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9412" calcext:value-type="float">
            <text:p>44.39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9412" calcext:value-type="float">
            <text:p>44.39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91072" calcext:value-type="float">
            <text:p>44.39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91072" calcext:value-type="float">
            <text:p>44.39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88024" calcext:value-type="float">
            <text:p>44.38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88024" calcext:value-type="float">
            <text:p>44.38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84976" calcext:value-type="float">
            <text:p>44.38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81928" calcext:value-type="float">
            <text:p>44.38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81928" calcext:value-type="float">
            <text:p>44.38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81928" calcext:value-type="float">
            <text:p>44.38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7888" calcext:value-type="float">
            <text:p>44.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99632" calcext:value-type="float">
            <text:p>44.2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99632" calcext:value-type="float">
            <text:p>44.2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99632" calcext:value-type="float">
            <text:p>44.2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99632" calcext:value-type="float">
            <text:p>44.2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96584" calcext:value-type="float">
            <text:p>44.29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96584" calcext:value-type="float">
            <text:p>44.29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4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96584" calcext:value-type="float">
            <text:p>44.29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4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96584" calcext:value-type="float">
            <text:p>44.29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4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96584" calcext:value-type="float">
            <text:p>44.29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4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08776" calcext:value-type="float">
            <text:p>44.30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4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97168" calcext:value-type="float">
            <text:p>44.39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4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03264" calcext:value-type="float">
            <text:p>44.40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4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06312" calcext:value-type="float">
            <text:p>44.40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4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0936" calcext:value-type="float">
            <text:p>44.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15456" calcext:value-type="float">
            <text:p>44.4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18504" calcext:value-type="float">
            <text:p>44.41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21552" calcext:value-type="float">
            <text:p>44.4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246" calcext:value-type="float">
            <text:p>44.4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30696" calcext:value-type="float">
            <text:p>44.43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33744" calcext:value-type="float">
            <text:p>44.4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3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36792" calcext:value-type="float">
            <text:p>44.43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3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3984" calcext:value-type="float">
            <text:p>44.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3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42888" calcext:value-type="float">
            <text:p>44.44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3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45936" calcext:value-type="float">
            <text:p>44.44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3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42888" calcext:value-type="float">
            <text:p>44.44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3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42888" calcext:value-type="float">
            <text:p>44.44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3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3984" calcext:value-type="float">
            <text:p>44.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3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33744" calcext:value-type="float">
            <text:p>44.4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3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33744" calcext:value-type="float">
            <text:p>44.4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3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30696" calcext:value-type="float">
            <text:p>44.43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3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30696" calcext:value-type="float">
            <text:p>44.43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3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30696" calcext:value-type="float">
            <text:p>44.43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27648" calcext:value-type="float">
            <text:p>44.4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27648" calcext:value-type="float">
            <text:p>44.4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21552" calcext:value-type="float">
            <text:p>44.4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18504" calcext:value-type="float">
            <text:p>44.41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15456" calcext:value-type="float">
            <text:p>44.4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12408" calcext:value-type="float">
            <text:p>44.41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0936" calcext:value-type="float">
            <text:p>44.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06312" calcext:value-type="float">
            <text:p>44.40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00216" calcext:value-type="float">
            <text:p>44.40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97168" calcext:value-type="float">
            <text:p>44.39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84976" calcext:value-type="float">
            <text:p>44.38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7888" calcext:value-type="float">
            <text:p>44.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75832" calcext:value-type="float">
            <text:p>44.37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69736" calcext:value-type="float">
            <text:p>44.36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66688" calcext:value-type="float">
            <text:p>44.36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6364" calcext:value-type="float">
            <text:p>44.3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60592" calcext:value-type="float">
            <text:p>44.36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57544" calcext:value-type="float">
            <text:p>44.35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57544" calcext:value-type="float">
            <text:p>44.35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51448" calcext:value-type="float">
            <text:p>44.35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484" calcext:value-type="float">
            <text:p>44.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45352" calcext:value-type="float">
            <text:p>44.34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42304" calcext:value-type="float">
            <text:p>44.34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39256" calcext:value-type="float">
            <text:p>44.33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36208" calcext:value-type="float">
            <text:p>44.33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3316" calcext:value-type="float">
            <text:p>44.33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30112" calcext:value-type="float">
            <text:p>44.33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27064" calcext:value-type="float">
            <text:p>44.32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24016" calcext:value-type="float">
            <text:p>44.32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20968" calcext:value-type="float">
            <text:p>44.32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24016" calcext:value-type="float">
            <text:p>44.32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24016" calcext:value-type="float">
            <text:p>44.32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20968" calcext:value-type="float">
            <text:p>44.32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1792" calcext:value-type="float">
            <text:p>44.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27064" calcext:value-type="float">
            <text:p>44.32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3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27064" calcext:value-type="float">
            <text:p>44.32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3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24016" calcext:value-type="float">
            <text:p>44.32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3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39256" calcext:value-type="float">
            <text:p>44.33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3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39256" calcext:value-type="float">
            <text:p>44.33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3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36208" calcext:value-type="float">
            <text:p>44.33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3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36208" calcext:value-type="float">
            <text:p>44.33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3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36208" calcext:value-type="float">
            <text:p>44.33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3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36208" calcext:value-type="float">
            <text:p>44.33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3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93536" calcext:value-type="float">
            <text:p>44.29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93536" calcext:value-type="float">
            <text:p>44.29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90488" calcext:value-type="float">
            <text:p>44.29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8744" calcext:value-type="float">
            <text:p>44.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84392" calcext:value-type="float">
            <text:p>44.28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81344" calcext:value-type="float">
            <text:p>44.28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2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75248" calcext:value-type="float">
            <text:p>44.27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2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75248" calcext:value-type="float">
            <text:p>44.27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2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75248" calcext:value-type="float">
            <text:p>44.27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2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75248" calcext:value-type="float">
            <text:p>44.27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2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722" calcext:value-type="float">
            <text:p>44.27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2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69152" calcext:value-type="float">
            <text:p>44.26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2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66104" calcext:value-type="float">
            <text:p>44.26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2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5696" calcext:value-type="float">
            <text:p>44.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2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38672" calcext:value-type="float">
            <text:p>44.23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2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29528" calcext:value-type="float">
            <text:p>44.22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20384" calcext:value-type="float">
            <text:p>44.2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05144" calcext:value-type="float">
            <text:p>44.20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89904" calcext:value-type="float">
            <text:p>44.1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8076" calcext:value-type="float">
            <text:p>44.1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68568" calcext:value-type="float">
            <text:p>44.16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59424" calcext:value-type="float">
            <text:p>44.15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47232" calcext:value-type="float">
            <text:p>44.1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38088" calcext:value-type="float">
            <text:p>44.13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22848" calcext:value-type="float">
            <text:p>44.1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07608" calcext:value-type="float">
            <text:p>44.1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95416" calcext:value-type="float">
            <text:p>44.0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7408" calcext:value-type="float">
            <text:p>44.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55792" calcext:value-type="float">
            <text:p>44.0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2836" calcext:value-type="float">
            <text:p>44.0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07024" calcext:value-type="float">
            <text:p>44.0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8264" calcext:value-type="float">
            <text:p>43.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58256" calcext:value-type="float">
            <text:p>43.9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30824" calcext:value-type="float">
            <text:p>43.9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00344" calcext:value-type="float">
            <text:p>43.9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6072" calcext:value-type="float">
            <text:p>43.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3024" calcext:value-type="float">
            <text:p>43.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93664" calcext:value-type="float">
            <text:p>43.7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57088" calcext:value-type="float">
            <text:p>43.7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2356" calcext:value-type="float">
            <text:p>43.7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83936" calcext:value-type="float">
            <text:p>43.6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38216" calcext:value-type="float">
            <text:p>43.6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864" calcext:value-type="float">
            <text:p>43.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31536" calcext:value-type="float">
            <text:p>43.5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73624" calcext:value-type="float">
            <text:p>43.4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12664" calcext:value-type="float">
            <text:p>43.4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48656" calcext:value-type="float">
            <text:p>43.3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6636" calcext:value-type="float">
            <text:p>43.2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5715</text:p>
          </table:table-cell>
          <table:table-cell office:value-type="string" calcext:value-type="string">
            <text:p>7L Thornton Ranch</text:p>
          </table:table-cell>
          <table:table-cell office:value-type="string" calcext:value-type="string">
            <text:p>201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93208" calcext:value-type="float">
            <text:p>43.1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703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9264" meta:object-count="0"/>
    <meta:user-defined meta:name="AppVersion">3.0</meta:user-defined>
  </office:meta>
</office:document-meta>
</file>